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C0000004C31679E26938E0325.png" manifest:media-type="image/png"/>
  <manifest:file-entry manifest:full-path="Pictures/100000000000004C0000004C79B450DDCA1D02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EB Garamond 08 SC" svg:font-family="'EB Garamond 08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0.1153in" style:rel-column-width="65535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byssinica SIL" fo:font-size="60pt" fo:font-weight="bold" style:font-size-asian="60pt" style:font-weight-asian="bold" style:font-size-complex="60pt" style:font-weight-complex="bold"/>
    </style:style>
    <style:style style:name="T1" style:family="text">
      <style:text-properties officeooo:rsid="001d9b5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x="0.0299in" svg:y="0in" svg:width="0.7917in" svg:height="0.7917in" draw:z-index="0"><draw:image xlink:href="Pictures/100000000000004C0000004C79B450DDCA1D02BE.png" xlink:type="simple" xlink:show="embed" xlink:actuate="onLoad"/></draw:frame><draw:frame draw:style-name="fr1" draw:name="Image2" text:anchor-type="paragraph" svg:x="9.2in" svg:y="0in" svg:width="0.7917in" svg:height="0.7917in" draw:z-index="1"><draw:image xlink:href="Pictures/100000000000004C0000004C31679E26938E0325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1"><text:span text:style-name="T1">Fox Story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EB Garamond 08 SC" svg:font-family="'EB Garamond 08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53:27.458230185</meta:creation-date>
    <dc:date>2017-01-18T11:44:18.575122887</dc:date>
    <meta:editing-duration>PT17M28S</meta:editing-duration>
    <meta:editing-cycles>3</meta:editing-cycles>
    <meta:generator>LibreOffice/5.1.4.2$Linux_X86_64 LibreOffice_project/10m0$Build-2</meta:generator>
    <meta:document-statistic meta:table-count="1" meta:image-count="2" meta:object-count="0" meta:page-count="1" meta:paragraph-count="1" meta:word-count="2" meta:character-count="9" meta:non-whitespace-character-count="8"/>
  </office:meta>
</office:document-meta>
</file>